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7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text-position="super 58%" fo:font-size="11pt" style:font-size-asian="11pt" style:font-size-complex="11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size-asian="11pt" style:font-style-asian="normal" style:font-weight-asian="bold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Mushroom Picker (A problem on Prefix Sum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7.94cm" svg:height="11.43cm" svg:x="0cm" svg:y="2.54cm">
          <draw:text-box>
            <text:p>You are given a non-empty, zero-indexed array A of n (1 &lt;= n &lt;= 100000) integers a0, a1 , . . . , an−1 (0 &lt;= ai &lt;= 1 000). This array represents number of mushrooms growing on the consecutive spots along a road. You are also given integers k and m (0 &lt;= k, m &lt; n).</text:p>
            <text:p>A mushroom picker is at spot number k on the road and should perform m moves. In one move she moves to an adjacent spot. She collects all the mushrooms growing on spots</text:p>
            <text:p>she visits. The goal is to calculate the maximum number of mushrooms that the mushroom</text:p>
            <text:p>picker can collect in m moves.</text:p>
            <text:p/>
            <text:p>For example, consider array A such that:</text:p>
            <text:p>A[0]=2, A[1]=3, A[2]=7, A[3]=5, A[4]=1, A[5]=3, A[6]=9</text:p>
            <text:p>The mushroom picker starts at spot k = 4 and should perform m = 6 moves. She might</text:p>
            <text:p>move to spots 3, 2, 3, 4, 5, 6 and thereby collect 1 + 5 + 7 + 3 + 9 = 25 mushrooms. This is the</text:p>
            <text:p>maximal number of mushrooms she can collec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3" draw:text-style-name="P2" draw:layer="layout" svg:width="9.525cm" svg:height="8.89cm" svg:x="0.635cm" svg:y="2.04cm">
          <draw:text-box>
            <text:p><text:span text:style-name="T1"># Counting preﬁx sums</text:span></text:p>
            <text:p><text:span text:style-name="T1">def prefix_sums(A):</text:span></text:p>
            <text:p><text:span text:style-name="T1"><text:s text:c="4"/></text:span><text:span text:style-name="T1">n = len(A)</text:span></text:p>
            <text:p><text:span text:style-name="T1"><text:s text:c="4"/></text:span><text:span text:style-name="T1">P = [0] * (n + 1)</text:span></text:p>
            <text:p><text:span text:style-name="T1"><text:s text:c="4"/></text:span><text:span text:style-name="T1">for k in xrange(1, n + 1):</text:span></text:p>
            <text:p><text:span text:style-name="T1"><text:s text:c="8"/></text:span><text:span text:style-name="T1">P[k] = P[k - 1] + A[k - 1]</text:span></text:p>
            <text:p><text:span text:style-name="T1"><text:s text:c="4"/></text:span><text:span text:style-name="T1">return P</text:span></text:p>
            <text:p/>
            <text:p><text:span text:style-name="T1"># Total of one slice</text:span></text:p>
            <text:p><text:span text:style-name="T1">def count_total(P, x, y):</text:span></text:p>
            <text:p><text:span text:style-name="T1"><text:s text:c="4"/></text:span><text:span text:style-name="T1">return P[y + 1] - P[x]</text:span></text:p>
          </draw:text-box>
        </draw:frame>
        <draw:frame draw:style-name="gr4" draw:text-style-name="P2" draw:layer="layout" svg:width="15.24cm" svg:height="12.011cm" svg:x="10.795cm" svg:y="2.04cm">
          <draw:text-box>
            <text:p text:style-name="P3"><text:span text:style-name="T1"># Mushroom picker — O(n + m)</text:span></text:p>
            <text:p text:style-name="P3"><text:span text:style-name="T1">def mushrooms(A, k, m):</text:span></text:p>
            <text:p text:style-name="P3"><text:span text:style-name="T1"><text:s text:c="4"/></text:span><text:span text:style-name="T1">n = len(A)</text:span></text:p>
            <text:p text:style-name="P3"><text:span text:style-name="T1"><text:s text:c="4"/></text:span><text:span text:style-name="T1">result = 0</text:span></text:p>
            <text:p text:style-name="P3"><text:span text:style-name="T1"><text:s text:c="4"/></text:span><text:span text:style-name="T1">pref = prefix_sums(A)</text:span></text:p>
            <text:p text:style-name="P3"><text:span text:style-name="T1"/></text:p>
            <text:p text:style-name="P3"><text:span text:style-name="T1"># When we first take p steps on the left and return from their back in right direction.</text:span></text:p>
            <text:p text:style-name="P3"><text:span text:style-name="T1"><text:s text:c="4"/></text:span><text:span text:style-name="T1">for p in xrange(min(m, k) + 1):</text:span></text:p>
            <text:p text:style-name="P3"><text:span text:style-name="T1"><text:s text:c="8"/></text:span><text:span text:style-name="T1">left_pos = k - p</text:span></text:p>
            <text:p text:style-name="P3"><text:span text:style-name="T1"><text:s text:c="8"/></text:span><text:span text:style-name="T1">right_pos = min(n - 1, max(k, k + m - 2*p))</text:span></text:p>
            <text:p text:style-name="P3"><text:span text:style-name="T1"><text:s text:c="8"/></text:span><text:span text:style-name="T1">result = max(result, count_total(pref, left_pos, right_pos)) </text:span></text:p>
            <text:p text:style-name="P3"><text:span text:style-name="T1"/></text:p>
            <text:p text:style-name="P3"><text:span text:style-name="T1"># When we first take p steps on the right and return from their back in left direction.</text:span></text:p>
            <text:p text:style-name="P3"><text:span text:style-name="T1"><text:s text:c="4"/></text:span><text:span text:style-name="T1">for p in xrange(min(m + 1, n - k)):</text:span></text:p>
            <text:p text:style-name="P3"><text:span text:style-name="T1"><text:s text:c="8"/></text:span><text:span text:style-name="T1">right_pos = k + p</text:span></text:p>
            <text:p text:style-name="P3"><text:span text:style-name="T1"><text:s text:c="8"/></text:span><text:span text:style-name="T1">left_pos = max(0, min(k, k - (m - 2*p)))</text:span></text:p>
            <text:p text:style-name="P3"><text:span text:style-name="T1"><text:s text:c="8"/></text:span><text:span text:style-name="T1">result=max(result, count_total(pref, left_pos, right_pos)) </text:span></text:p>
            <text:p text:style-name="P3"><text:span text:style-name="T1"><text:s text:c="4"/></text:span><text:span text:style-name="T1">retur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planation (Part 1)</text:p>
          </draw:text-box>
        </draw:frame>
        <draw:frame draw:style-name="gr5" draw:text-style-name="P2" draw:layer="layout" svg:width="27.305cm" svg:height="10.795cm" svg:x="0cm" svg:y="2.54cm">
          <draw:text-box>
            <text:p text:style-name="P3"><text:span text:style-name="T2"># When we first take p steps on the left and return from their back in right direction.</text:span></text:p>
            <text:p text:style-name="P3"><text:span text:style-name="T2"><text:s text:c="4"/></text:span><text:span text:style-name="T2">for p in xrange(min(m, k) + 1):</text:span></text:p>
            <text:p text:style-name="P3"><text:span text:style-name="T2"><text:s text:c="8"/></text:span><text:span text:style-name="T2">left_pos = k - p</text:span></text:p>
            <text:p text:style-name="P3"><text:span text:style-name="T2"><text:s text:c="8"/></text:span><text:span text:style-name="T2">right_pos = min(n - 1, max(k, k + m - 2*p))</text:span></text:p>
            <text:p text:style-name="P3"><text:span text:style-name="T2"><text:s text:c="8"/></text:span><text:span text:style-name="T2">result = max(result, count_total(pref, left_pos, right_pos)) </text:span></text:p>
            <text:p text:style-name="P3"><text:span text:style-name="T1"/></text:p>
            <text:p text:style-name="P3"><text:span text:style-name="T2">Expression “for p in xrange(</text:span><text:span text:style-name="T3">min(m, k)</text:span><text:span text:style-name="T2"> + 1)” has min(m, k) because we can only go m steps to the left or k steps to the left whichever number is minimum.</text:span></text:p>
            <text:p text:style-name="P3"><text:span text:style-name="T2">After going k steps, we cannot go past 0</text:span><text:span text:style-name="T4">th</text:span><text:span text:style-name="T2"> position.</text:span></text:p>
            <text:p text:style-name="P3"><text:span text:style-name="T2">Or after taking m steps, we cannot take another step.</text:span></text:p>
            <text:p text:style-name="P3"><text:span text:style-name="T1"/></text:p>
            <text:p text:style-name="P3"><text:span text:style-name="T2">Expression “right_pos = min(n - 1, max(k, </text:span><text:span text:style-name="T3">k + m – 2*p</text:span><text:span text:style-name="T2">))” has ‘k+m-2*p’ because after taking p steps to the left, we are returning p steps back to position k, hence 2p.</text:span></text:p>
            <text:p text:style-name="P3"><text:span text:style-name="T2">And then number of steps left is: m – 2p</text:span></text:p>
            <text:p text:style-name="P3"><text:span text:style-name="T2">Then right position is identified by: m-2p steps after k ie, k+m-2p</text:span></text:p>
            <text:p text:style-name="P3"><text:span text:style-name="T2"/></text:p>
            <text:p text:style-name="P3"><text:span text:style-name="T5">Expression “right_pos = min(n - 1, </text:span><text:span text:style-name="T6">max(k, k + m – 2*p)</text:span><text:span text:style-name="T5">)” has </text:span><text:span text:style-name="T2">max(k, k + m – 2*p) because what if we take all the m steps to left and value of p becomes m. </text:span></text:p>
            <text:p text:style-name="P3"><text:span text:style-name="T2">Then there are no steps left to take to the right and right position is simply identified by k.</text:span></text:p>
            <text:p text:style-name="P3"><text:span text:style-name="T2">Similarly, for any value of p &gt; m/2 (as in 0.6m or 0.75m), we would get same right position as k.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planation (Part 2)</text:p>
          </draw:text-box>
        </draw:frame>
        <draw:frame draw:style-name="gr4" draw:text-style-name="P2" draw:layer="layout" svg:width="26.67cm" svg:height="12.011cm" svg:x="0.635cm" svg:y="2.54cm">
          <draw:text-box>
            <text:p text:style-name="P3"><text:span text:style-name="T1"># When we first take p steps on the right and return from their back in left direction.</text:span></text:p>
            <text:p text:style-name="P3"><text:span text:style-name="T1"><text:s text:c="4"/></text:span><text:span text:style-name="T1">for p in xrange(min(m + 1, n - k)):</text:span></text:p>
            <text:p text:style-name="P3"><text:span text:style-name="T1"><text:s text:c="8"/></text:span><text:span text:style-name="T1">right_pos = k + p</text:span></text:p>
            <text:p text:style-name="P3"><text:span text:style-name="T1"><text:s text:c="8"/></text:span><text:span text:style-name="T1">left_pos = max(0, min(k, k - (m - 2*p)))</text:span></text:p>
            <text:p text:style-name="P3"><text:span text:style-name="T1"><text:s text:c="8"/></text:span><text:span text:style-name="T1">result=max(result, count_total(pref, left_pos, right_pos))</text:span></text:p>
            <text:p text:style-name="P3"><text:span text:style-name="T1"/></text:p>
            <text:p text:style-name="P3"><text:span text:style-name="T7">Here in the expression “</text:span><text:span text:style-name="T1">for p in xrange(min(</text:span><text:span text:style-name="T8">m + 1, n – k</text:span><text:span text:style-name="T1">))”, we have m+1 and not just m because xrange goes till m when passed the argument m+1. Similarly, we have n-k and not (n-1)-k because xrange goes till (n-1)-k when passed the argument n-k.</text:span></text:p>
            <text:p text:style-name="P3"><text:span text:style-name="T1">And we take minimum of m or (n-1)-k because that’s is the possible number of steps we can take on the right.</text:span></text:p>
            <text:p text:style-name="P3"><text:span text:style-name="T1"/></text:p>
            <text:p text:style-name="P3"><text:span text:style-name="T7">Here in the expression “</text:span><text:span text:style-name="T1">left_pos = max(0, </text:span><text:span text:style-name="T8">min(k, k - (m – 2*p))</text:span><text:span text:style-name="T1">)”, we have k-(m-2p) because we take p steps on the right, then take those p steps back to k (on the left now). </text:span></text:p>
            <text:p text:style-name="P3"><text:span text:style-name="T1">Number of steps yet to take: m-2p</text:span></text:p>
            <text:p text:style-name="P3"><text:span text:style-name="T1">Left position would be identified by: k-(m-2p)</text:span></text:p>
            <text:p text:style-name="P3"><text:span text:style-name="T1">If p takes value m, which means we have taken m steps on the right, then we have no steps remaining to take to the left and left position is identified by k itself. (This logic is valid for any value of p &gt; m/2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21:50:35.003389819</meta:creation-date>
    <meta:editing-duration>PT53M59S</meta:editing-duration>
    <meta:editing-cycles>11</meta:editing-cycles>
    <meta:generator>LibreOffice/7.6.3.2$Linux_X86_64 LibreOffice_project/29d686fea9f6705b262d369fede658f824154cc0</meta:generator>
    <dc:title>Blue Curve</dc:title>
    <dc:date>2023-12-29T11:55:38.226927894</dc:date>
    <meta:document-statistic meta:object-count="55"/>
  </office:meta>
</office:document-meta>
</file>